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5H33M35.000S" table:style-name="ce9">
            <text:p>15:33:35</text:p>
          </table:table-cell>
          <table:table-cell office:value-type="string" table:style-name="ce12">
            <text:p>Last</text:p>
          </table:table-cell>
          <table:table-cell office:value-type="time" office:time-value="PT15H37M5.000S" table:style-name="ce9">
            <text:p>15:37:0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024999999999999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6.187500000000007" table:style-name="ce14">
            <text:p>46.2</text:p>
          </table:table-cell>
          <table:table-cell office:value-type="float" office:value="8.1624999999999996" table:style-name="ce14">
            <text:p>8.2</text:p>
          </table:table-cell>
          <table:table-cell office:value-type="float" office:value="0.125" table:style-name="ce14">
            <text:p>0.1</text:p>
          </table:table-cell>
          <table:table-cell office:value-type="float" office:value="45.487500000000004" table:style-name="ce14">
            <text:p>45.5</text:p>
          </table:table-cell>
          <table:table-cell office:value-type="float" office:value="54.349999999999994" table:style-name="ce14">
            <text:p>54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0.399999999999999" table:style-name="ce13">
            <text:p>2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7.4" table:style-name="ce14">
            <text:p>57.4</text:p>
          </table:table-cell>
          <table:table-cell office:value-type="float" office:value="14.4" table:style-name="ce14">
            <text:p>14.4</text:p>
          </table:table-cell>
          <table:table-cell office:value-type="float" office:value="0.5" table:style-name="ce14">
            <text:p>0.5</text:p>
          </table:table-cell>
          <table:table-cell office:value-type="float" office:value="98" table:style-name="ce14">
            <text:p>98.0</text:p>
          </table:table-cell>
          <table:table-cell office:value-type="float" office:value="69.7" table:style-name="ce14">
            <text:p>69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767H34M35.000S" table:style-name="ce9">
            <text:p>15:34:3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2427604871447899" table:style-name="ce14">
            <text:p>1.2</text:p>
          </table:table-cell>
          <table:table-cell office:value-type="float" office:value="1.76416539050536" table:style-name="ce14">
            <text:p>1.8</text:p>
          </table:table-cell>
          <table:table-cell office:value-type="float" office:value="4" table:style-name="ce14">
            <text:p>4.0</text:p>
          </table:table-cell>
          <table:table-cell office:value-type="float" office:value="2.1544380324264907" table:style-name="ce14">
            <text:p>2.2</text:p>
          </table:table-cell>
          <table:table-cell office:value-type="float" office:value="1.2824287028518861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27.71400000000011" table:style-name="ce13">
            <text:p>32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2-09T00:00:00" table:style-name="ce5">
            <text:p>09-Feb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33.340S" table:style-name="ce6">
            <text:p>00:15: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balasahe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4050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1746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0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43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99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44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340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58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443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3203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1112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47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342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340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51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2432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43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14780 0 101521 33461863 10993 0 1300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4649 0 26786 8354500 2622 0 104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9025 0 25079 8372486 4289 0 87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7565 0 22026 8372707 2871 0 84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83539 0 27628 8362168 1210 0 80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393875 54 1585 0 0 0 0 2 0 1 0 0 0 2428 0 58737 65 0 0 0 0 0 0 0 22 0 0 0 0 0 0 0 0 144194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461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8697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580353 0 2423135 294693 1851785 58777 0 1546 661765 6658 2281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31424529 <text:s/>970289 <text:s text:c="3"/>0 <text:s text:c="3"/>0 <text:s text:c="3"/>0 <text:s text:c="4"/>0 <text:s text:c="9"/>0 <text:s text:c="8"/>0 131424529 <text:s/>9702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35331155 1083676 <text:s text:c="3"/>0 <text:s text:c="2"/>43 <text:s text:c="3"/>0 <text:s text:c="4"/>0 <text:s text:c="9"/>0 <text:s text:c="8"/>0 853993569 <text:s/>71006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6364 26826 934598 235744 42368 810782 6845112 4976932 0 186960 5220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6262 26795 933546 234692 42368 810782 6845112 4976932 0 186752 5219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604 0 0 0 0 0 604 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37 182068 21 28 5 54 184 124 20 0 1 0 4 2924544 413 4294967295 1441792 1541628 0 0 0 0 0 4096 536946211 4294967295 0 0 0 3 0 0 9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4 413 311 25 0 137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83676 errors:0 dropped:4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1006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35331155 (135.3 MB) <text:s/>TX bytes:853993569 (853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2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7028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702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31424529 (131.4 MB) <text:s/>TX bytes:131424529 (131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13 <text:s text:c="5"/>2967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3 <text:s text:c="8"/>1 <text:s text:c="5"/>1973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1 <text:s text:c="5"/>1978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48.9" table:style-name="ce1">
            <text:p>48.9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39.9" table:style-name="ce1">
            <text:p>39.9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6" table:style-name="ce1">
            <text:p>46</text:p>
          </table:table-cell>
          <table:table-cell office:value-type="float" office:value="12.2" table:style-name="ce1">
            <text:p>12.2</text:p>
          </table:table-cell>
          <table:table-cell office:value-type="float" office:value="0.5" table:style-name="ce1">
            <text:p>0.5</text:p>
          </table:table-cell>
          <table:table-cell office:value-type="float" office:value="41.3" table:style-name="ce1">
            <text:p>41.3</text:p>
          </table:table-cell>
          <table:table-cell office:value-type="float" office:value="58.2" table:style-name="ce1">
            <text:p>58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7.4" table:style-name="ce1">
            <text:p>57.4</text:p>
          </table:table-cell>
          <table:table-cell office:value-type="float" office:value="8" table:style-name="ce1">
            <text:p>8</text:p>
          </table:table-cell>
          <table:table-cell office:value-type="float" office:value="0.2" table:style-name="ce1">
            <text:p>0.2</text:p>
          </table:table-cell>
          <table:table-cell office:value-type="float" office:value="34.4" table:style-name="ce1">
            <text:p>34.4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2.3" table:style-name="ce1">
            <text:p>52.3</text:p>
          </table:table-cell>
          <table:table-cell office:value-type="float" office:value="13.1" table:style-name="ce1">
            <text:p>13.1</text:p>
          </table:table-cell>
          <table:table-cell office:value-type="float" office:value="0.1" table:style-name="ce1">
            <text:p>0.1</text:p>
          </table:table-cell>
          <table:table-cell office:value-type="float" office:value="34.5" table:style-name="ce1">
            <text:p>34.5</text:p>
          </table:table-cell>
          <table:table-cell office:value-type="float" office:value="65.399999999999991" table:style-name="ce1">
            <text:p>6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5.3" table:style-name="ce1">
            <text:p>55.3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30.2" table:style-name="ce1">
            <text:p>30.2</text:p>
          </table:table-cell>
          <table:table-cell office:value-type="float" office:value="69.7" table:style-name="ce1">
            <text:p>69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6.6" table:style-name="ce1">
            <text:p>56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2" table:style-name="ce1">
            <text:p>0.2</text:p>
          </table:table-cell>
          <table:table-cell office:value-type="float" office:value="39.1" table:style-name="ce1">
            <text:p>39.1</text:p>
          </table:table-cell>
          <table:table-cell office:value-type="float" office:value="60.7" table:style-name="ce1">
            <text:p>60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51.8" table:style-name="ce1">
            <text:p>51.8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46.5" table:style-name="ce1">
            <text:p>46.5</text:p>
          </table:table-cell>
          <table:table-cell office:value-type="float" office:value="53.5" table:style-name="ce1">
            <text:p>5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6.187500000000007" table:style-name="ce1">
            <text:p>46.1875</text:p>
          </table:table-cell>
          <table:table-cell office:value-type="float" office:value="8.1624999999999996" table:style-name="ce1">
            <text:p>8.1625</text:p>
          </table:table-cell>
          <table:table-cell office:value-type="float" office:value="0.125" table:style-name="ce1">
            <text:p>0.125</text:p>
          </table:table-cell>
          <table:table-cell office:value-type="float" office:value="45.487500000000004" table:style-name="ce1">
            <text:p>45.4875</text:p>
          </table:table-cell>
          <table:table-cell office:value-type="float" office:value="54.349999999999994" table:style-name="ce1">
            <text:p>54.3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6.112499999999997" table:style-name="ce11">
            <text:p>46.1</text:p>
          </table:table-cell>
          <table:table-cell office:value-type="float" office:value="7.9125000000000005" table:style-name="ce11">
            <text:p>7.9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45.912500000000009" table:style-name="ce11">
            <text:p>4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7.562499999999993" table:style-name="ce11">
            <text:p>47.6</text:p>
          </table:table-cell>
          <table:table-cell office:value-type="float" office:value="8.4625000000000004" table:style-name="ce11">
            <text:p>8.5</text:p>
          </table:table-cell>
          <table:table-cell office:value-type="float" office:value="0.35" table:style-name="ce11">
            <text:p>0.4</text:p>
          </table:table-cell>
          <table:table-cell office:value-type="float" office:value="43.65" table:style-name="ce11">
            <text:p>4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6.0625" table:style-name="ce11">
            <text:p>46.1</text:p>
          </table:table-cell>
          <table:table-cell office:value-type="float" office:value="7.6624999999999996" table:style-name="ce11">
            <text:p>7.7</text:p>
          </table:table-cell>
          <table:table-cell office:value-type="float" office:value="0.05" table:style-name="ce11">
            <text:p>0.1</text:p>
          </table:table-cell>
          <table:table-cell office:value-type="float" office:value="46.225000000000001" table:style-name="ce11">
            <text:p>4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4.862500000000004" table:style-name="ce11">
            <text:p>44.9</text:p>
          </table:table-cell>
          <table:table-cell office:value-type="float" office:value="8.4499999999999993" table:style-name="ce11">
            <text:p>8.5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6.6" table:style-name="ce11">
            <text:p>46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0" table:style-name="ce1">
            <text:p>0</text:p>
          </table:table-cell>
          <table:table-cell office:value-type="float" office:value="5322.6" table:style-name="ce1">
            <text:p>5322.6</text:p>
          </table:table-cell>
          <table:table-cell office:value-type="float" office:value="20.399999999999999" table:style-name="ce1">
            <text:p>20.4</text:p>
          </table:table-cell>
          <table:table-cell table:number-columns-repeated="16380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0" table:style-name="ce1">
            <text:p>0</text:p>
          </table:table-cell>
          <table:table-cell office:value-type="float" office:value="2008.2" table:style-name="ce1">
            <text:p>2008.2</text:p>
          </table:table-cell>
          <table:table-cell office:value-type="float" office:value="17.2" table:style-name="ce1">
            <text:p>17.2</text:p>
          </table:table-cell>
          <table:table-cell table:number-columns-repeated="16380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0" table:style-name="ce1">
            <text:p>0</text:p>
          </table:table-cell>
          <table:table-cell office:value-type="float" office:value="1123.2" table:style-name="ce1">
            <text:p>1123.2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0" table:style-name="ce1">
            <text:p>0</text:p>
          </table:table-cell>
          <table:table-cell office:value-type="float" office:value="953.6" table:style-name="ce1">
            <text:p>953.6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0" table:style-name="ce1">
            <text:p>0</text:p>
          </table:table-cell>
          <table:table-cell office:value-type="float" office:value="893.2" table:style-name="ce1">
            <text:p>893.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0" table:style-name="ce1">
            <text:p>0</text:p>
          </table:table-cell>
          <table:table-cell office:value-type="float" office:value="526.20000000000005" table:style-name="ce1">
            <text:p>526.2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1365.4750000000004" table:formula="msoxl:=AVERAGE(C2:C9)" table:style-name="ce8">
            <text:p>1365.5</text:p>
          </table:table-cell>
          <table:table-cell office:value-type="float" office:value="10.024999999999999" table:formula="msoxl:=AVERAGE(D2:D9)" table:style-name="ce8">
            <text:p>10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1895.1057612735485" table:formula="msoxl:=IF(C11=0,0,MAX(SUMPRODUCT(C2:C9,C2:C9)/SUM(C2:C9)-C11,0))" table:style-name="ce8">
            <text:p>1895.1</text:p>
          </table:table-cell>
          <table:table-cell office:value-type="float" office:value="3.7829800498753166" table:formula="msoxl:=IF(D11=0,0,MAX(SUMPRODUCT(D2:D9,D2:D9)/SUM(D2:D9)-D11,0))" table:style-name="ce8">
            <text:p>3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2062.0192387264515" table:formula="msoxl:=ABS(MAX(C2:C9)-C11-C12)" table:style-name="ce8">
            <text:p>2062.0</text:p>
          </table:table-cell>
          <table:table-cell office:value-type="float" office:value="6.5920199501246834" table:formula="msoxl:=ABS(MAX(D2:D9)-D11-D12)" table:style-name="ce8">
            <text:p>6.6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25.5" table:style-name="ce1">
            <text:p>25.5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" table:style-name="ce1">
            <text:p>51</text:p>
          </table:table-cell>
          <table:table-cell table:number-columns-repeated="1612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260.10000000000002" table:style-name="ce1">
            <text:p>260.1</text:p>
          </table:table-cell>
          <table:table-cell office:value-type="float" office:value="260.10000000000002" table:style-name="ce1">
            <text:p>2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0.20000000000005" table:style-name="ce1">
            <text:p>520.2</text:p>
          </table:table-cell>
          <table:table-cell table:number-columns-repeated="1612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117.2" table:style-name="ce1">
            <text:p>117.2</text:p>
          </table:table-cell>
          <table:table-cell office:value-type="float" office:value="117.2" table:style-name="ce1">
            <text:p>11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4.4" table:style-name="ce1">
            <text:p>234.4</text:p>
          </table:table-cell>
          <table:table-cell table:number-columns-repeated="1612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99.2" table:style-name="ce1">
            <text:p>99.2</text:p>
          </table:table-cell>
          <table:table-cell office:value-type="float" office:value="99.2" table:style-name="ce1">
            <text:p>9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.4" table:style-name="ce1">
            <text:p>198.4</text:p>
          </table:table-cell>
          <table:table-cell table:number-columns-repeated="1612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" table:style-name="ce1">
            <text:p>196</text:p>
          </table:table-cell>
          <table:table-cell table:number-columns-repeated="1612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99.3" table:style-name="ce1">
            <text:p>99.3</text:p>
          </table:table-cell>
          <table:table-cell office:value-type="float" office:value="99.3" table:style-name="ce1">
            <text:p>9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.6" table:style-name="ce1">
            <text:p>198.6</text:p>
          </table:table-cell>
          <table:table-cell table:number-columns-repeated="1612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61.2" table:style-name="ce1">
            <text:p>61.2</text:p>
          </table:table-cell>
          <table:table-cell office:value-type="float" office:value="61.2" table:style-name="ce1">
            <text:p>6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2.4" table:style-name="ce1">
            <text:p>12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5.0625" table:formula="msoxl:=AVERAGE(B2:B9)" table:style-name="ce8">
            <text:p>95.1</text:p>
          </table:table-cell>
          <table:table-cell office:value-type="float" office:value="95.0625" table:formula="msoxl:=AVERAGE(C2:C9)" table:style-name="ce8">
            <text:p>95.1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.27039940828405" table:formula="msoxl:=IF(B11=0,0,MAX(SUMPRODUCT(B2:B9,B2:B9)/SUM(B2:B9)-B11,0))" table:style-name="ce8">
            <text:p>56.3</text:p>
          </table:table-cell>
          <table:table-cell office:value-type="float" office:value="56.27039940828405" table:formula="msoxl:=IF(C11=0,0,MAX(SUMPRODUCT(C2:C9,C2:C9)/SUM(C2:C9)-C11,0))" table:style-name="ce8">
            <text:p>56.3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8.76710059171597" table:formula="msoxl:=ABS(MAX(B2:B9)-B11-B12)" table:style-name="ce8">
            <text:p>108.8</text:p>
          </table:table-cell>
          <table:table-cell office:value-type="float" office:value="108.76710059171597" table:formula="msoxl:=ABS(MAX(C2:C9)-C11-C12)" table:style-name="ce8">
            <text:p>108.8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1.33289940828405" table:formula="msoxl:=B11+ B12" table:style-name="ce8">
            <text:p>151.3</text:p>
          </table:table-cell>
          <table:table-cell office:value-type="float" office:value="151.33289940828405" table:formula="msoxl:=C11+ C12" table:style-name="ce8">
            <text:p>151.3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10.4" table:style-name="ce1">
            <text:p>10.4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700000000000003" table:style-name="ce1">
            <text:p>20.7</text:p>
          </table:table-cell>
          <table:table-cell table:number-columns-repeated="1612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0124999999999997" table:formula="msoxl:=AVERAGE(B2:B9)" table:style-name="ce8">
            <text:p>3.0</text:p>
          </table:table-cell>
          <table:table-cell office:value-type="float" office:value="2.9999999999999996" table:formula="msoxl:=AVERAGE(C2:C9)" table:style-name="ce8">
            <text:p>3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1912344398340253" table:formula="msoxl:=IF(B11=0,0,MAX(SUMPRODUCT(B2:B9,B2:B9)/SUM(B2:B9)-B11,0))" table:style-name="ce8">
            <text:p>3.2</text:p>
          </table:table-cell>
          <table:table-cell office:value-type="float" office:value="3.1433333333333349" table:formula="msoxl:=IF(C11=0,0,MAX(SUMPRODUCT(C2:C9,C2:C9)/SUM(C2:C9)-C11,0))" table:style-name="ce8">
            <text:p>3.1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1962655601659762" table:formula="msoxl:=ABS(MAX(B2:B9)-B11-B12)" table:style-name="ce8">
            <text:p>4.2</text:p>
          </table:table-cell>
          <table:table-cell office:value-type="float" office:value="4.1566666666666663" table:formula="msoxl:=ABS(MAX(C2:C9)-C11-C12)" table:style-name="ce8">
            <text:p>4.2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2037344398340251" table:formula="msoxl:=B11+ B12" table:style-name="ce8">
            <text:p>6.2</text:p>
          </table:table-cell>
          <table:table-cell office:value-type="float" office:value="6.1433333333333344" table:formula="msoxl:=C11+ C12" table:style-name="ce8">
            <text:p>6.1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48.4" table:style-name="ce1">
            <text:p>48.4</text:p>
          </table:table-cell>
          <table:table-cell office:value-type="float" office:value="48.4" table:style-name="ce1">
            <text:p>4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6.8" table:style-name="ce1">
            <text:p>96.8</text:p>
          </table:table-cell>
          <table:table-cell table:number-columns-repeated="1612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2661.3" table:style-name="ce1">
            <text:p>2661.3</text:p>
          </table:table-cell>
          <table:table-cell office:value-type="float" office:value="2661.3" table:style-name="ce1">
            <text:p>266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22.6" table:style-name="ce1">
            <text:p>5322.6</text:p>
          </table:table-cell>
          <table:table-cell table:number-columns-repeated="1612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1004.1" table:style-name="ce1">
            <text:p>1004.1</text:p>
          </table:table-cell>
          <table:table-cell office:value-type="float" office:value="1004.1" table:style-name="ce1">
            <text:p>100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08.2" table:style-name="ce1">
            <text:p>2008.2</text:p>
          </table:table-cell>
          <table:table-cell table:number-columns-repeated="1612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61.6" table:style-name="ce1">
            <text:p>561.6</text:p>
          </table:table-cell>
          <table:table-cell office:value-type="float" office:value="561.6" table:style-name="ce1">
            <text:p>56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3.2" table:style-name="ce1">
            <text:p>1123.2</text:p>
          </table:table-cell>
          <table:table-cell table:number-columns-repeated="1612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476.8" table:style-name="ce1">
            <text:p>476.8</text:p>
          </table:table-cell>
          <table:table-cell office:value-type="float" office:value="476.8" table:style-name="ce1">
            <text:p>47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3.6" table:style-name="ce1">
            <text:p>953.6</text:p>
          </table:table-cell>
          <table:table-cell table:number-columns-repeated="1612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446.6" table:style-name="ce1">
            <text:p>446.6</text:p>
          </table:table-cell>
          <table:table-cell office:value-type="float" office:value="446.6" table:style-name="ce1">
            <text:p>44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3.2" table:style-name="ce1">
            <text:p>893.2</text:p>
          </table:table-cell>
          <table:table-cell table:number-columns-repeated="1612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263.10000000000002" table:style-name="ce1">
            <text:p>263.1</text:p>
          </table:table-cell>
          <table:table-cell office:value-type="float" office:value="263.10000000000002" table:style-name="ce1">
            <text:p>26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6.20000000000005" table:style-name="ce1">
            <text:p>52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82.73750000000018" table:formula="msoxl:=AVERAGE(B2:B9)" table:style-name="ce8">
            <text:p>682.7</text:p>
          </table:table-cell>
          <table:table-cell office:value-type="float" office:value="682.73750000000018" table:formula="msoxl:=AVERAGE(C2:C9)" table:style-name="ce8">
            <text:p>682.7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47.55288063677426" table:formula="msoxl:=IF(B11=0,0,MAX(SUMPRODUCT(B2:B9,B2:B9)/SUM(B2:B9)-B11,0))" table:style-name="ce8">
            <text:p>947.6</text:p>
          </table:table-cell>
          <table:table-cell office:value-type="float" office:value="947.55288063677426" table:formula="msoxl:=IF(C11=0,0,MAX(SUMPRODUCT(C2:C9,C2:C9)/SUM(C2:C9)-C11,0))" table:style-name="ce8">
            <text:p>947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31.0096193632257" table:formula="msoxl:=ABS(MAX(B2:B9)-B11-B12)" table:style-name="ce8">
            <text:p>1031.0</text:p>
          </table:table-cell>
          <table:table-cell office:value-type="float" office:value="1031.0096193632257" table:formula="msoxl:=ABS(MAX(C2:C9)-C11-C12)" table:style-name="ce8">
            <text:p>1031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30.2903806367744" table:formula="msoxl:=B11+ B12" table:style-name="ce8">
            <text:p>1630.3</text:p>
          </table:table-cell>
          <table:table-cell office:value-type="float" office:value="1630.2903806367744" table:formula="msoxl:=C11+ C12" table:style-name="ce8">
            <text:p>1630.3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399999999999999" table:style-name="ce1">
            <text:p>20.4</text:p>
          </table:table-cell>
          <table:table-cell table:number-columns-repeated="1612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2" table:style-name="ce1">
            <text:p>17.2</text:p>
          </table:table-cell>
          <table:table-cell table:number-columns-repeated="1612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0124999999999993" table:formula="msoxl:=AVERAGE(B2:B9)" table:style-name="ce8">
            <text:p>5.0</text:p>
          </table:table-cell>
          <table:table-cell office:value-type="float" office:value="5.0124999999999993" table:formula="msoxl:=AVERAGE(C2:C9)" table:style-name="ce8">
            <text:p>5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914900249376583" table:formula="msoxl:=IF(B11=0,0,MAX(SUMPRODUCT(B2:B9,B2:B9)/SUM(B2:B9)-B11,0))" table:style-name="ce8">
            <text:p>1.9</text:p>
          </table:table-cell>
          <table:table-cell office:value-type="float" office:value="1.8914900249376583" table:formula="msoxl:=IF(C11=0,0,MAX(SUMPRODUCT(C2:C9,C2:C9)/SUM(C2:C9)-C11,0))" table:style-name="ce8">
            <text:p>1.9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2960099750623417" table:formula="msoxl:=ABS(MAX(B2:B9)-B11-B12)" table:style-name="ce8">
            <text:p>3.3</text:p>
          </table:table-cell>
          <table:table-cell office:value-type="float" office:value="3.2960099750623417" table:formula="msoxl:=ABS(MAX(C2:C9)-C11-C12)" table:style-name="ce8">
            <text:p>3.3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9039900249376576" table:formula="msoxl:=B11+ B12" table:style-name="ce8">
            <text:p>6.9</text:p>
          </table:table-cell>
          <table:table-cell office:value-type="float" office:value="6.9039900249376576" table:formula="msoxl:=C11+ C12" table:style-name="ce8">
            <text:p>6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56.2" table:style-name="ce1">
            <text:p>5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1" table:formula="msoxl:=AVERAGE(B2:B9)" table:style-name="ce8">
            <text:p>57.1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1523642732054213E-3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9684763572679316" table:formula="msoxl:=ABS(MAX(B2:B9)-B11-B12)" table:style-name="ce8">
            <text:p>0.4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706.4" table:style-name="ce1">
            <text:p>1706.4</text:p>
          </table:table-cell>
          <table:table-cell office:value-type="float" office:value="1086.9000000000001" table:style-name="ce1">
            <text:p>1086.9</text:p>
          </table:table-cell>
          <table:table-cell office:value-type="float" office:value="619.6" table:style-name="ce1">
            <text:p>61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9" table:style-name="ce1">
            <text:p>725.9</text:p>
          </table:table-cell>
          <table:table-cell office:value-type="float" office:value="1952.9" table:style-name="ce1">
            <text:p>1952.9</text:p>
          </table:table-cell>
          <table:table-cell office:value-type="float" office:value="-1" table:style-name="ce1">
            <text:p>-1</text:p>
          </table:table-cell>
          <table:table-cell office:value-type="float" office:value="156.6" table:style-name="ce1">
            <text:p>156.6</text:p>
          </table:table-cell>
          <table:table-cell office:value-type="float" office:value="0" table:style-name="ce1">
            <text:p>0</text:p>
          </table:table-cell>
          <table:table-cell office:value-type="float" office:value="238.8" table:style-name="ce1">
            <text:p>238.8</text:p>
          </table:table-cell>
          <table:table-cell table:number-columns-repeated="1636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22" table:style-name="ce1">
            <text:p>1522</text:p>
          </table:table-cell>
          <table:table-cell office:value-type="float" office:value="904.7" table:style-name="ce1">
            <text:p>904.7</text:p>
          </table:table-cell>
          <table:table-cell office:value-type="float" office:value="617.29999999999995" table:style-name="ce1">
            <text:p>61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1" table:style-name="ce1">
            <text:p>801</text:p>
          </table:table-cell>
          <table:table-cell office:value-type="float" office:value="2092" table:style-name="ce1">
            <text:p>2092</text:p>
          </table:table-cell>
          <table:table-cell office:value-type="float" office:value="-1" table:style-name="ce1">
            <text:p>-1</text:p>
          </table:table-cell>
          <table:table-cell office:value-type="float" office:value="156.6" table:style-name="ce1">
            <text:p>156.6</text:p>
          </table:table-cell>
          <table:table-cell office:value-type="float" office:value="0" table:style-name="ce1">
            <text:p>0</text:p>
          </table:table-cell>
          <table:table-cell office:value-type="float" office:value="281.7" table:style-name="ce1">
            <text:p>281.7</text:p>
          </table:table-cell>
          <table:table-cell table:number-columns-repeated="1636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65.4" table:style-name="ce1">
            <text:p>1565.4</text:p>
          </table:table-cell>
          <table:table-cell office:value-type="float" office:value="947.8" table:style-name="ce1">
            <text:p>947.8</text:p>
          </table:table-cell>
          <table:table-cell office:value-type="float" office:value="617.6" table:style-name="ce1">
            <text:p>61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6.2" table:style-name="ce1">
            <text:p>816.2</text:p>
          </table:table-cell>
          <table:table-cell office:value-type="float" office:value="2042.3" table:style-name="ce1">
            <text:p>2042.3</text:p>
          </table:table-cell>
          <table:table-cell office:value-type="float" office:value="-1" table:style-name="ce1">
            <text:p>-1</text:p>
          </table:table-cell>
          <table:table-cell office:value-type="float" office:value="156.6" table:style-name="ce1">
            <text:p>156.6</text:p>
          </table:table-cell>
          <table:table-cell office:value-type="float" office:value="0" table:style-name="ce1">
            <text:p>0</text:p>
          </table:table-cell>
          <table:table-cell office:value-type="float" office:value="288.7" table:style-name="ce1">
            <text:p>288.7</text:p>
          </table:table-cell>
          <table:table-cell table:number-columns-repeated="1636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44.5" table:style-name="ce1">
            <text:p>1544.5</text:p>
          </table:table-cell>
          <table:table-cell office:value-type="float" office:value="927.7" table:style-name="ce1">
            <text:p>927.7</text:p>
          </table:table-cell>
          <table:table-cell office:value-type="float" office:value="616.79999999999995" table:style-name="ce1">
            <text:p>61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2.2" table:style-name="ce1">
            <text:p>822.2</text:p>
          </table:table-cell>
          <table:table-cell office:value-type="float" office:value="2066.5" table:style-name="ce1">
            <text:p>2066.5</text:p>
          </table:table-cell>
          <table:table-cell office:value-type="float" office:value="-1" table:style-name="ce1">
            <text:p>-1</text:p>
          </table:table-cell>
          <table:table-cell office:value-type="float" office:value="156.69999999999999" table:style-name="ce1">
            <text:p>156.7</text:p>
          </table:table-cell>
          <table:table-cell office:value-type="float" office:value="0" table:style-name="ce1">
            <text:p>0</text:p>
          </table:table-cell>
          <table:table-cell office:value-type="float" office:value="285.89999999999998" table:style-name="ce1">
            <text:p>285.9</text:p>
          </table:table-cell>
          <table:table-cell table:number-columns-repeated="1636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20.2" table:style-name="ce1">
            <text:p>1520.2</text:p>
          </table:table-cell>
          <table:table-cell office:value-type="float" office:value="903.5" table:style-name="ce1">
            <text:p>903.5</text:p>
          </table:table-cell>
          <table:table-cell office:value-type="float" office:value="616.70000000000005" table:style-name="ce1">
            <text:p>61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2.2" table:style-name="ce1">
            <text:p>822.2</text:p>
          </table:table-cell>
          <table:table-cell office:value-type="float" office:value="2091.1" table:style-name="ce1">
            <text:p>2091.1</text:p>
          </table:table-cell>
          <table:table-cell office:value-type="float" office:value="-1" table:style-name="ce1">
            <text:p>-1</text:p>
          </table:table-cell>
          <table:table-cell office:value-type="float" office:value="156.69999999999999" table:style-name="ce1">
            <text:p>156.7</text:p>
          </table:table-cell>
          <table:table-cell office:value-type="float" office:value="0" table:style-name="ce1">
            <text:p>0</text:p>
          </table:table-cell>
          <table:table-cell office:value-type="float" office:value="285" table:style-name="ce1">
            <text:p>285</text:p>
          </table:table-cell>
          <table:table-cell table:number-columns-repeated="1636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491.7" table:style-name="ce1">
            <text:p>1491.7</text:p>
          </table:table-cell>
          <table:table-cell office:value-type="float" office:value="875.1" table:style-name="ce1">
            <text:p>875.1</text:p>
          </table:table-cell>
          <table:table-cell office:value-type="float" office:value="616.6" table:style-name="ce1">
            <text:p>61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7.5" table:style-name="ce1">
            <text:p>807.5</text:p>
          </table:table-cell>
          <table:table-cell office:value-type="float" office:value="2123.1" table:style-name="ce1">
            <text:p>2123.1</text:p>
          </table:table-cell>
          <table:table-cell office:value-type="float" office:value="-1" table:style-name="ce1">
            <text:p>-1</text:p>
          </table:table-cell>
          <table:table-cell office:value-type="float" office:value="156.80000000000001" table:style-name="ce1">
            <text:p>156.8</text:p>
          </table:table-cell>
          <table:table-cell office:value-type="float" office:value="0" table:style-name="ce1">
            <text:p>0</text:p>
          </table:table-cell>
          <table:table-cell office:value-type="float" office:value="279.39999999999998" table:style-name="ce1">
            <text:p>279.4</text:p>
          </table:table-cell>
          <table:table-cell table:number-columns-repeated="1636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494.3" table:style-name="ce1">
            <text:p>1494.3</text:p>
          </table:table-cell>
          <table:table-cell office:value-type="float" office:value="877.5" table:style-name="ce1">
            <text:p>877.5</text:p>
          </table:table-cell>
          <table:table-cell office:value-type="float" office:value="616.79999999999995" table:style-name="ce1">
            <text:p>61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1.5" table:style-name="ce1">
            <text:p>781.5</text:p>
          </table:table-cell>
          <table:table-cell office:value-type="float" office:value="2132.3000000000002" table:style-name="ce1">
            <text:p>2132.3</text:p>
          </table:table-cell>
          <table:table-cell office:value-type="float" office:value="-1" table:style-name="ce1">
            <text:p>-1</text:p>
          </table:table-cell>
          <table:table-cell office:value-type="float" office:value="156.80000000000001" table:style-name="ce1">
            <text:p>156.8</text:p>
          </table:table-cell>
          <table:table-cell office:value-type="float" office:value="0" table:style-name="ce1">
            <text:p>0</text:p>
          </table:table-cell>
          <table:table-cell office:value-type="float" office:value="268.7" table:style-name="ce1">
            <text:p>268.7</text:p>
          </table:table-cell>
          <table:table-cell table:number-columns-repeated="1636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09.8" table:style-name="ce1">
            <text:p>1509.8</text:p>
          </table:table-cell>
          <table:table-cell office:value-type="float" office:value="893" table:style-name="ce1">
            <text:p>893</text:p>
          </table:table-cell>
          <table:table-cell office:value-type="float" office:value="616.79999999999995" table:style-name="ce1">
            <text:p>61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9.3" table:style-name="ce1">
            <text:p>759.3</text:p>
          </table:table-cell>
          <table:table-cell office:value-type="float" office:value="2124.9" table:style-name="ce1">
            <text:p>2124.9</text:p>
          </table:table-cell>
          <table:table-cell office:value-type="float" office:value="-1" table:style-name="ce1">
            <text:p>-1</text:p>
          </table:table-cell>
          <table:table-cell office:value-type="float" office:value="156.9" table:style-name="ce1">
            <text:p>156.9</text:p>
          </table:table-cell>
          <table:table-cell office:value-type="float" office:value="0" table:style-name="ce1">
            <text:p>0</text:p>
          </table:table-cell>
          <table:table-cell office:value-type="float" office:value="260.3" table:style-name="ce1">
            <text:p>260.3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.3000000000000003" table:style-name="ce1">
            <text:p>2.3</text:p>
          </table:table-cell>
          <table:table-cell office:value-type="float" office:value="2.1" table:style-name="ce1">
            <text:p>2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277.39999999999998" table:style-name="ce1">
            <text:p>277.4</text:p>
          </table:table-cell>
          <table:table-cell office:value-type="float" office:value="48.7" table:style-name="ce1">
            <text:p>48.7</text:p>
          </table:table-cell>
          <table:table-cell office:value-type="float" office:value="277.39999999999998" table:style-name="ce1">
            <text:p>277.4</text:p>
          </table:table-cell>
          <table:table-cell office:value-type="float" office:value="1271.2" table:style-name="ce1">
            <text:p>1271.2</text:p>
          </table:table-cell>
          <table:table-cell office:value-type="float" office:value="554.79999999999995" table:style-name="ce1">
            <text:p>554.8</text:p>
          </table:table-cell>
          <table:table-cell office:value-type="float" office:value="1319.9" table:style-name="ce1">
            <text:p>1319.9</text:p>
          </table:table-cell>
          <table:table-cell office:value-type="float" office:value="326.09999999999997" table:style-name="ce1">
            <text:p>326.1</text:p>
          </table:table-cell>
          <table:table-cell office:value-type="float" office:value="-1548.6" table:style-name="ce1">
            <text:p>-1548.6</text:p>
          </table:table-cell>
          <table:table-cell table:number-columns-repeated="16375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6.5" table:style-name="ce1">
            <text:p>46.5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46.5" table:style-name="ce1">
            <text:p>46.5</text:p>
          </table:table-cell>
          <table:table-cell office:value-type="float" office:value="329.9" table:style-name="ce1">
            <text:p>329.9</text:p>
          </table:table-cell>
          <table:table-cell office:value-type="float" office:value="93" table:style-name="ce1">
            <text:p>93</text:p>
          </table:table-cell>
          <table:table-cell office:value-type="float" office:value="348.5" table:style-name="ce1">
            <text:p>348.5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-376.4" table:style-name="ce1">
            <text:p>-376.4</text:p>
          </table:table-cell>
          <table:table-cell table:number-columns-repeated="16375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100.4" table:style-name="ce1">
            <text:p>100.4</text:p>
          </table:table-cell>
          <table:table-cell office:value-type="float" office:value="19.2" table:style-name="ce1">
            <text:p>19.2</text:p>
          </table:table-cell>
          <table:table-cell office:value-type="float" office:value="100.4" table:style-name="ce1">
            <text:p>100.4</text:p>
          </table:table-cell>
          <table:table-cell office:value-type="float" office:value="371.8" table:style-name="ce1">
            <text:p>371.8</text:p>
          </table:table-cell>
          <table:table-cell office:value-type="float" office:value="200.8" table:style-name="ce1">
            <text:p>200.8</text:p>
          </table:table-cell>
          <table:table-cell office:value-type="float" office:value="391" table:style-name="ce1">
            <text:p>391</text:p>
          </table:table-cell>
          <table:table-cell office:value-type="float" office:value="119.60000000000001" table:style-name="ce1">
            <text:p>119.6</text:p>
          </table:table-cell>
          <table:table-cell office:value-type="float" office:value="-472.20000000000005" table:style-name="ce1">
            <text:p>-472.2</text:p>
          </table:table-cell>
          <table:table-cell table:number-columns-repeated="16375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126.8" table:style-name="ce1">
            <text:p>126.8</text:p>
          </table:table-cell>
          <table:table-cell office:value-type="float" office:value="24.4" table:style-name="ce1">
            <text:p>24.4</text:p>
          </table:table-cell>
          <table:table-cell office:value-type="float" office:value="126.8" table:style-name="ce1">
            <text:p>126.8</text:p>
          </table:table-cell>
          <table:table-cell office:value-type="float" office:value="401" table:style-name="ce1">
            <text:p>401</text:p>
          </table:table-cell>
          <table:table-cell office:value-type="float" office:value="253.6" table:style-name="ce1">
            <text:p>253.6</text:p>
          </table:table-cell>
          <table:table-cell office:value-type="float" office:value="425.4" table:style-name="ce1">
            <text:p>425.4</text:p>
          </table:table-cell>
          <table:table-cell office:value-type="float" office:value="151.19999999999999" table:style-name="ce1">
            <text:p>151.2</text:p>
          </table:table-cell>
          <table:table-cell office:value-type="float" office:value="-527.79999999999995" table:style-name="ce1">
            <text:p>-527.8</text:p>
          </table:table-cell>
          <table:table-cell table:number-columns-repeated="16375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214.2" table:style-name="ce1">
            <text:p>214.2</text:p>
          </table:table-cell>
          <table:table-cell office:value-type="float" office:value="29.9" table:style-name="ce1">
            <text:p>29.9</text:p>
          </table:table-cell>
          <table:table-cell office:value-type="float" office:value="214.2" table:style-name="ce1">
            <text:p>214.2</text:p>
          </table:table-cell>
          <table:table-cell office:value-type="float" office:value="577.9" table:style-name="ce1">
            <text:p>577.9</text:p>
          </table:table-cell>
          <table:table-cell office:value-type="float" office:value="428.4" table:style-name="ce1">
            <text:p>428.4</text:p>
          </table:table-cell>
          <table:table-cell office:value-type="float" office:value="607.79999999999995" table:style-name="ce1">
            <text:p>607.8</text:p>
          </table:table-cell>
          <table:table-cell office:value-type="float" office:value="244.1" table:style-name="ce1">
            <text:p>244.1</text:p>
          </table:table-cell>
          <table:table-cell office:value-type="float" office:value="-792.09999999999991" table:style-name="ce1">
            <text:p>-792.1</text:p>
          </table:table-cell>
          <table:table-cell table:number-columns-repeated="16375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214.3" table:style-name="ce1">
            <text:p>214.3</text:p>
          </table:table-cell>
          <table:table-cell office:value-type="float" office:value="23.9" table:style-name="ce1">
            <text:p>23.9</text:p>
          </table:table-cell>
          <table:table-cell office:value-type="float" office:value="214.3" table:style-name="ce1">
            <text:p>214.3</text:p>
          </table:table-cell>
          <table:table-cell office:value-type="float" office:value="516.20000000000005" table:style-name="ce1">
            <text:p>516.2</text:p>
          </table:table-cell>
          <table:table-cell office:value-type="float" office:value="428.6" table:style-name="ce1">
            <text:p>428.6</text:p>
          </table:table-cell>
          <table:table-cell office:value-type="float" office:value="540.1" table:style-name="ce1">
            <text:p>540.1</text:p>
          </table:table-cell>
          <table:table-cell office:value-type="float" office:value="238.20000000000002" table:style-name="ce1">
            <text:p>238.2</text:p>
          </table:table-cell>
          <table:table-cell office:value-type="float" office:value="-730.5" table:style-name="ce1">
            <text:p>-730.5</text:p>
          </table:table-cell>
          <table:table-cell table:number-columns-repeated="16375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43.8" table:style-name="ce1">
            <text:p>43.8</text:p>
          </table:table-cell>
          <table:table-cell office:value-type="float" office:value="12.6" table:style-name="ce1">
            <text:p>12.6</text:p>
          </table:table-cell>
          <table:table-cell office:value-type="float" office:value="43.8" table:style-name="ce1">
            <text:p>43.8</text:p>
          </table:table-cell>
          <table:table-cell office:value-type="float" office:value="195.3" table:style-name="ce1">
            <text:p>195.3</text:p>
          </table:table-cell>
          <table:table-cell office:value-type="float" office:value="87.6" table:style-name="ce1">
            <text:p>87.6</text:p>
          </table:table-cell>
          <table:table-cell office:value-type="float" office:value="207.9" table:style-name="ce1">
            <text:p>207.9</text:p>
          </table:table-cell>
          <table:table-cell office:value-type="float" office:value="56.4" table:style-name="ce1">
            <text:p>56.4</text:p>
          </table:table-cell>
          <table:table-cell office:value-type="float" office:value="-239.10000000000002" table:style-name="ce1">
            <text:p>-23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7.92499999999998" table:formula="msoxl:=AVERAGE(B2:B9)" table:style-name="ce8">
            <text:p>127.9</text:p>
          </table:table-cell>
          <table:table-cell office:value-type="float" office:value="22.425000000000001" table:formula="msoxl:=AVERAGE(C2:C9)" table:style-name="ce8">
            <text:p>22.4</text:p>
          </table:table-cell>
          <table:table-cell office:value-type="float" office:value="127.92499999999998" table:formula="msoxl:=AVERAGE(D2:D9)" table:style-name="ce8">
            <text:p>127.9</text:p>
          </table:table-cell>
          <table:table-cell office:value-type="float" office:value="457.93750000000011" table:formula="msoxl:=AVERAGE(E2:E9)" table:style-name="ce8">
            <text:p>457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6.520944889583774" table:formula="msoxl:=IF(B11=0,0,MAX(SUMPRODUCT(B2:B9,B2:B9)/SUM(B2:B9)-B11,0))" table:style-name="ce8">
            <text:p>66.5</text:p>
          </table:table-cell>
          <table:table-cell office:value-type="float" office:value="7.1738851727982151" table:formula="msoxl:=IF(C11=0,0,MAX(SUMPRODUCT(C2:C9,C2:C9)/SUM(C2:C9)-C11,0))" table:style-name="ce8">
            <text:p>7.2</text:p>
          </table:table-cell>
          <table:table-cell office:value-type="float" office:value="66.520944889583774" table:formula="msoxl:=IF(D11=0,0,MAX(SUMPRODUCT(D2:D9,D2:D9)/SUM(D2:D9)-D11,0))" table:style-name="ce8">
            <text:p>66.5</text:p>
          </table:table-cell>
          <table:table-cell office:value-type="float" office:value="268.79722635457858" table:formula="msoxl:=IF(E11=0,0,MAX(SUMPRODUCT(E2:E9,E2:E9)/SUM(E2:E9)-E11,0))" table:style-name="ce8">
            <text:p>268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2.95405511041622" table:formula="msoxl:=ABS(MAX(B2:B9)-B11-B12)" table:style-name="ce8">
            <text:p>83.0</text:p>
          </table:table-cell>
          <table:table-cell office:value-type="float" office:value="19.101114827201787" table:formula="msoxl:=ABS(MAX(C2:C9)-C11-C12)" table:style-name="ce8">
            <text:p>19.1</text:p>
          </table:table-cell>
          <table:table-cell office:value-type="float" office:value="82.95405511041622" table:formula="msoxl:=ABS(MAX(D2:D9)-D11-D12)" table:style-name="ce8">
            <text:p>83.0</text:p>
          </table:table-cell>
          <table:table-cell office:value-type="float" office:value="544.46527364542135" table:formula="msoxl:=ABS(MAX(E2:E9)-E11-E12)" table:style-name="ce8">
            <text:p>544.5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3101.8" table:style-name="ce1">
            <text:p>3101.8</text:p>
          </table:table-cell>
          <table:table-cell office:value-type="float" office:value="399.6" table:style-name="ce1">
            <text:p>399.6</text:p>
          </table:table-cell>
          <table:table-cell office:value-type="float" office:value="3101.8" table:style-name="ce1">
            <text:p>3101.8</text:p>
          </table:table-cell>
          <table:table-cell office:value-type="float" office:value="991.6" table:style-name="ce1">
            <text:p>991.6</text:p>
          </table:table-cell>
          <table:table-cell table:number-columns-repeated="16379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349.7" table:style-name="ce1">
            <text:p>349.7</text:p>
          </table:table-cell>
          <table:table-cell office:value-type="float" office:value="141.4" table:style-name="ce1">
            <text:p>141.4</text:p>
          </table:table-cell>
          <table:table-cell office:value-type="float" office:value="349.7" table:style-name="ce1">
            <text:p>349.7</text:p>
          </table:table-cell>
          <table:table-cell office:value-type="float" office:value="265.8" table:style-name="ce1">
            <text:p>265.8</text:p>
          </table:table-cell>
          <table:table-cell table:number-columns-repeated="16379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754.2" table:style-name="ce1">
            <text:p>754.2</text:p>
          </table:table-cell>
          <table:table-cell office:value-type="float" office:value="148.9" table:style-name="ce1">
            <text:p>148.9</text:p>
          </table:table-cell>
          <table:table-cell office:value-type="float" office:value="754.2" table:style-name="ce1">
            <text:p>754.2</text:p>
          </table:table-cell>
          <table:table-cell office:value-type="float" office:value="292.89999999999998" table:style-name="ce1">
            <text:p>292.9</text:p>
          </table:table-cell>
          <table:table-cell table:number-columns-repeated="16379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1047.3" table:style-name="ce1">
            <text:p>1047.3</text:p>
          </table:table-cell>
          <table:table-cell office:value-type="float" office:value="165.7" table:style-name="ce1">
            <text:p>165.7</text:p>
          </table:table-cell>
          <table:table-cell office:value-type="float" office:value="1047.3" table:style-name="ce1">
            <text:p>1047.3</text:p>
          </table:table-cell>
          <table:table-cell office:value-type="float" office:value="329.5" table:style-name="ce1">
            <text:p>329.5</text:p>
          </table:table-cell>
          <table:table-cell table:number-columns-repeated="16379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1679" table:style-name="ce1">
            <text:p>1679</text:p>
          </table:table-cell>
          <table:table-cell office:value-type="float" office:value="213.4" table:style-name="ce1">
            <text:p>213.4</text:p>
          </table:table-cell>
          <table:table-cell office:value-type="float" office:value="1679" table:style-name="ce1">
            <text:p>1679</text:p>
          </table:table-cell>
          <table:table-cell office:value-type="float" office:value="465.1" table:style-name="ce1">
            <text:p>465.1</text:p>
          </table:table-cell>
          <table:table-cell table:number-columns-repeated="16379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1469" table:style-name="ce1">
            <text:p>1469</text:p>
          </table:table-cell>
          <table:table-cell office:value-type="float" office:value="185.8" table:style-name="ce1">
            <text:p>185.8</text:p>
          </table:table-cell>
          <table:table-cell office:value-type="float" office:value="1469" table:style-name="ce1">
            <text:p>1469</text:p>
          </table:table-cell>
          <table:table-cell office:value-type="float" office:value="404.7" table:style-name="ce1">
            <text:p>404.7</text:p>
          </table:table-cell>
          <table:table-cell table:number-columns-repeated="16379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285" table:style-name="ce1">
            <text:p>285</text:p>
          </table:table-cell>
          <table:table-cell office:value-type="float" office:value="88" table:style-name="ce1">
            <text:p>88</text:p>
          </table:table-cell>
          <table:table-cell office:value-type="float" office:value="285" table:style-name="ce1">
            <text:p>285</text:p>
          </table:table-cell>
          <table:table-cell office:value-type="float" office:value="157.69999999999999" table:style-name="ce1">
            <text:p>157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5.75" table:formula="msoxl:=AVERAGE(B2:B9)" table:style-name="ce8">
            <text:p>1085.8</text:p>
          </table:table-cell>
          <table:table-cell office:value-type="float" office:value="170.35" table:formula="msoxl:=AVERAGE(C2:C9)" table:style-name="ce8">
            <text:p>170.4</text:p>
          </table:table-cell>
          <table:table-cell office:value-type="float" office:value="1085.75" table:formula="msoxl:=AVERAGE(D2:D9)" table:style-name="ce8">
            <text:p>1085.8</text:p>
          </table:table-cell>
          <table:table-cell office:value-type="float" office:value="363.52499999999992" table:formula="msoxl:=AVERAGE(E2:E9)" table:style-name="ce8">
            <text:p>36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10.09794612019346" table:formula="msoxl:=IF(B11=0,0,MAX(SUMPRODUCT(B2:B9,B2:B9)/SUM(B2:B9)-B11,0))" table:style-name="ce8">
            <text:p>810.1</text:p>
          </table:table-cell>
          <table:table-cell office:value-type="float" office:value="62.631376577634313" table:formula="msoxl:=IF(C11=0,0,MAX(SUMPRODUCT(C2:C9,C2:C9)/SUM(C2:C9)-C11,0))" table:style-name="ce8">
            <text:p>62.6</text:p>
          </table:table-cell>
          <table:table-cell office:value-type="float" office:value="810.09794612019346" table:formula="msoxl:=IF(D11=0,0,MAX(SUMPRODUCT(D2:D9,D2:D9)/SUM(D2:D9)-D11,0))" table:style-name="ce8">
            <text:p>810.1</text:p>
          </table:table-cell>
          <table:table-cell office:value-type="float" office:value="204.95414861426337" table:formula="msoxl:=IF(E11=0,0,MAX(SUMPRODUCT(E2:E9,E2:E9)/SUM(E2:E9)-E11,0))" table:style-name="ce8">
            <text:p>205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05.9520538798067" table:formula="msoxl:=ABS(MAX(B2:B9)-B11-B12)" table:style-name="ce8">
            <text:p>1206.0</text:p>
          </table:table-cell>
          <table:table-cell office:value-type="float" office:value="166.61862342236572" table:formula="msoxl:=ABS(MAX(C2:C9)-C11-C12)" table:style-name="ce8">
            <text:p>166.6</text:p>
          </table:table-cell>
          <table:table-cell office:value-type="float" office:value="1205.9520538798067" table:formula="msoxl:=ABS(MAX(D2:D9)-D11-D12)" table:style-name="ce8">
            <text:p>1206.0</text:p>
          </table:table-cell>
          <table:table-cell office:value-type="float" office:value="423.12085138573667" table:formula="msoxl:=ABS(MAX(E2:E9)-E11-E12)" table:style-name="ce8">
            <text:p>423.1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4788.1000000000004" table:style-name="ce1">
            <text:p>478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.2" table:style-name="ce1">
            <text:p>1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1554.2" table:style-name="ce1">
            <text:p>155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3" table:style-name="ce1">
            <text:p>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587.1" table:style-name="ce1">
            <text:p>258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813.7" table:style-name="ce1">
            <text:p>281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694" table:style-name="ce1">
            <text:p>36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4395.3999999999996" table:style-name="ce1">
            <text:p>439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5" table:style-name="ce1">
            <text:p>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4997.6000000000004" table:style-name="ce1">
            <text:p>499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5" table:style-name="ce1">
            <text:p>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85" table:style-name="ce1">
            <text:p>6285</text:p>
          </table:table-cell>
          <table:table-cell office:value-type="float" office:value="-1" table:style-name="ce1">
            <text:p>-1</text:p>
          </table:table-cell>
          <table:table-cell office:value-type="float" office:value="7158" table:style-name="ce1">
            <text:p>7158</text:p>
          </table:table-cell>
          <table:table-cell office:value-type="float" office:value="460" table:style-name="ce1">
            <text:p>460</text:p>
          </table:table-cell>
          <table:table-cell office:value-type="float" office:value="-1" table:style-name="ce1">
            <text:p>-1</text:p>
          </table:table-cell>
          <table:table-cell office:value-type="float" office:value="225915" table:style-name="ce1">
            <text:p>2259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" table:style-name="ce1">
            <text:p>86</text:p>
          </table:table-cell>
          <table:table-cell table:number-columns-repeated="16346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71" table:style-name="ce1">
            <text:p>-1671</text:p>
          </table:table-cell>
          <table:table-cell office:value-type="float" office:value="0" table:style-name="ce1">
            <text:p>0</text:p>
          </table:table-cell>
          <table:table-cell office:value-type="float" office:value="-2756" table:style-name="ce1">
            <text:p>-2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5912" table:style-name="ce1">
            <text:p>-225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38" table:style-name="ce1">
            <text:p>3038</text:p>
          </table:table-cell>
          <table:table-cell office:value-type="float" office:value="0" table:style-name="ce1">
            <text:p>0</text:p>
          </table:table-cell>
          <table:table-cell office:value-type="float" office:value="2551" table:style-name="ce1">
            <text:p>2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2" table:style-name="ce1">
            <text:p>2282</text:p>
          </table:table-cell>
          <table:table-cell office:value-type="float" office:value="0" table:style-name="ce1">
            <text:p>0</text:p>
          </table:table-cell>
          <table:table-cell office:value-type="float" office:value="-4733" table:style-name="ce1">
            <text:p>-4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" table:style-name="ce1">
            <text:p>-32</text:p>
          </table:table-cell>
          <table:table-cell table:number-columns-repeated="16346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978" table:style-name="ce1">
            <text:p>-8978</text:p>
          </table:table-cell>
          <table:table-cell office:value-type="float" office:value="0" table:style-name="ce1">
            <text:p>0</text:p>
          </table:table-cell>
          <table:table-cell office:value-type="float" office:value="-188" table:style-name="ce1">
            <text:p>-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46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0" table:style-name="ce1">
            <text:p>0</text:p>
          </table:table-cell>
          <table:table-cell office:value-type="float" office:value="-488" table:style-name="ce1">
            <text:p>-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" table:style-name="ce1">
            <text:p>-35</text:p>
          </table:table-cell>
          <table:table-cell table:number-columns-repeated="16346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4526" table:style-name="ce1">
            <text:p>4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46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-4407" table:style-name="ce1">
            <text:p>-4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0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33M35.000S" table:style-name="ce9">
            <text:p>15:33:3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3M35.000S" table:style-name="ce10">
            <text:p>15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34M5.000S" table:style-name="ce9">
            <text:p>15:34:0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4M5.000S" table:style-name="ce10">
            <text:p>15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34M35.000S" table:style-name="ce9">
            <text:p>15:34:3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4M35.000S" table:style-name="ce10">
            <text:p>15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35M5.000S" table:style-name="ce9">
            <text:p>15:35:0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5M5.000S" table:style-name="ce10">
            <text:p>15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35M35.000S" table:style-name="ce9">
            <text:p>15:35:3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5M35.000S" table:style-name="ce10">
            <text:p>15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36M5.000S" table:style-name="ce9">
            <text:p>15:36:0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6M5.000S" table:style-name="ce10">
            <text:p>15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36M35.000S" table:style-name="ce9">
            <text:p>15:36:3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6M35.000S" table:style-name="ce10">
            <text:p>15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37M5.000S" table:style-name="ce9">
            <text:p>15:37:05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37M5.000S" table:style-name="ce10">
            <text:p>15:37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44.5" table:style-name="ce1">
            <text:p>44.5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42.6" table:style-name="ce1">
            <text:p>42.6</text:p>
          </table:table-cell>
          <table:table-cell office:value-type="float" office:value="57.4" table:style-name="ce1">
            <text:p>57.4</text:p>
          </table:table-cell>
          <table:table-cell table:number-columns-repeated="1637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6.4" table:style-name="ce1">
            <text:p>46.4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.1</text:p>
          </table:table-cell>
          <table:table-cell office:value-type="float" office:value="42.4" table:style-name="ce1">
            <text:p>42.4</text:p>
          </table:table-cell>
          <table:table-cell office:value-type="float" office:value="57.4" table:style-name="ce1">
            <text:p>57.4</text:p>
          </table:table-cell>
          <table:table-cell table:number-columns-repeated="1637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6.8" table:style-name="ce1">
            <text:p>56.8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1.1" table:style-name="ce1">
            <text:p>51.1</text:p>
          </table:table-cell>
          <table:table-cell office:value-type="float" office:value="14.7" table:style-name="ce1">
            <text:p>14.7</text:p>
          </table:table-cell>
          <table:table-cell office:value-type="float" office:value="0.2" table:style-name="ce1">
            <text:p>0.2</text:p>
          </table:table-cell>
          <table:table-cell office:value-type="float" office:value="33.9" table:style-name="ce1">
            <text:p>33.9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8" table:style-name="ce1">
            <text:p>58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2" table:style-name="ce1">
            <text:p>61.2</text:p>
          </table:table-cell>
          <table:table-cell table:number-columns-repeated="1637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52.2" table:style-name="ce1">
            <text:p>52.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.8" table:style-name="ce1">
            <text:p>45.8</text:p>
          </table:table-cell>
          <table:table-cell office:value-type="float" office:value="54.2" table:style-name="ce1">
            <text:p>54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6.112499999999997" table:style-name="ce1">
            <text:p>46.1125</text:p>
          </table:table-cell>
          <table:table-cell office:value-type="float" office:value="7.9125000000000005" table:style-name="ce1">
            <text:p>7.912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45.912500000000009" table:style-name="ce1">
            <text:p>45.9125</text:p>
          </table:table-cell>
          <table:table-cell office:value-type="float" office:value="54.024999999999999" table:style-name="ce1">
            <text:p>54.0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7" table:style-name="ce1">
            <text:p>98.7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48.1" table:style-name="ce1">
            <text:p>48.1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9.3" table:style-name="ce1">
            <text:p>59.3</text:p>
          </table:table-cell>
          <table:table-cell table:number-columns-repeated="1637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9.9" table:style-name="ce1">
            <text:p>49.9</text:p>
          </table:table-cell>
          <table:table-cell office:value-type="float" office:value="13.8" table:style-name="ce1">
            <text:p>13.8</text:p>
          </table:table-cell>
          <table:table-cell office:value-type="float" office:value="1.6" table:style-name="ce1">
            <text:p>1.6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63.7" table:style-name="ce1">
            <text:p>63.7</text:p>
          </table:table-cell>
          <table:table-cell table:number-columns-repeated="1637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8.4" table:style-name="ce1">
            <text:p>58.4</text:p>
          </table:table-cell>
          <table:table-cell office:value-type="float" office:value="8.4" table:style-name="ce1">
            <text:p>8.4</text:p>
          </table:table-cell>
          <table:table-cell office:value-type="float" office:value="0.2" table:style-name="ce1">
            <text:p>0.2</text:p>
          </table:table-cell>
          <table:table-cell office:value-type="float" office:value="33" table:style-name="ce1">
            <text:p>33</text:p>
          </table:table-cell>
          <table:table-cell office:value-type="float" office:value="66.8" table:style-name="ce1">
            <text:p>66.8</text:p>
          </table:table-cell>
          <table:table-cell table:number-columns-repeated="1637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3.7" table:style-name="ce1">
            <text:p>53.7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66.8" table:style-name="ce1">
            <text:p>66.8</text:p>
          </table:table-cell>
          <table:table-cell table:number-columns-repeated="1637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6.4" table:style-name="ce1">
            <text:p>56.4</text:p>
          </table:table-cell>
          <table:table-cell office:value-type="float" office:value="15.3" table:style-name="ce1">
            <text:p>15.3</text:p>
          </table:table-cell>
          <table:table-cell office:value-type="float" office:value="0.1" table:style-name="ce1">
            <text:p>0.1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table:number-columns-repeated="1637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8.4" table:style-name="ce1">
            <text:p>58.4</text:p>
          </table:table-cell>
          <table:table-cell office:value-type="float" office:value="4" table:style-name="ce1">
            <text:p>4</text:p>
          </table:table-cell>
          <table:table-cell office:value-type="float" office:value="0.8" table:style-name="ce1">
            <text:p>0.8</text:p>
          </table:table-cell>
          <table:table-cell office:value-type="float" office:value="36.9" table:style-name="ce1">
            <text:p>36.9</text:p>
          </table:table-cell>
          <table:table-cell office:value-type="float" office:value="62.4" table:style-name="ce1">
            <text:p>62.4</text:p>
          </table:table-cell>
          <table:table-cell table:number-columns-repeated="1637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54.7" table:style-name="ce1">
            <text:p>54.7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43.7" table:style-name="ce1">
            <text:p>43.7</text:p>
          </table:table-cell>
          <table:table-cell office:value-type="float" office:value="56.300000000000004" table:style-name="ce1">
            <text:p>5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562499999999993" table:style-name="ce1">
            <text:p>47.5625</text:p>
          </table:table-cell>
          <table:table-cell office:value-type="float" office:value="8.4625000000000004" table:style-name="ce1">
            <text:p>8.4625</text:p>
          </table:table-cell>
          <table:table-cell office:value-type="float" office:value="0.35" table:style-name="ce1">
            <text:p>0.35</text:p>
          </table:table-cell>
          <table:table-cell office:value-type="float" office:value="43.65" table:style-name="ce1">
            <text:p>43.65</text:p>
          </table:table-cell>
          <table:table-cell office:value-type="float" office:value="56.024999999999999" table:style-name="ce1">
            <text:p>56.0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52.5" table:style-name="ce1">
            <text:p>52.5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37.9" table:style-name="ce1">
            <text:p>37.9</text:p>
          </table:table-cell>
          <table:table-cell office:value-type="float" office:value="62.1" table:style-name="ce1">
            <text:p>62.1</text:p>
          </table:table-cell>
          <table:table-cell table:number-columns-repeated="1637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3.3" table:style-name="ce1">
            <text:p>43.3</text:p>
          </table:table-cell>
          <table:table-cell office:value-type="float" office:value="10.9" table:style-name="ce1">
            <text:p>10.9</text:p>
          </table:table-cell>
          <table:table-cell office:value-type="float" office:value="0.3" table:style-name="ce1">
            <text:p>0.3</text:p>
          </table:table-cell>
          <table:table-cell office:value-type="float" office:value="45.5" table:style-name="ce1">
            <text:p>45.5</text:p>
          </table:table-cell>
          <table:table-cell office:value-type="float" office:value="54.199999999999996" table:style-name="ce1">
            <text:p>54.2</text:p>
          </table:table-cell>
          <table:table-cell table:number-columns-repeated="1637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8.3" table:style-name="ce1">
            <text:p>58.3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32.6" table:style-name="ce1">
            <text:p>32.6</text:p>
          </table:table-cell>
          <table:table-cell office:value-type="float" office:value="67.399999999999991" table:style-name="ce1">
            <text:p>67.4</text:p>
          </table:table-cell>
          <table:table-cell table:number-columns-repeated="1637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2.5" table:style-name="ce1">
            <text:p>52.5</text:p>
          </table:table-cell>
          <table:table-cell office:value-type="float" office:value="11.6" table:style-name="ce1">
            <text:p>11.6</text:p>
          </table:table-cell>
          <table:table-cell office:value-type="float" office:value="0.1" table:style-name="ce1">
            <text:p>0.1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64.099999999999994" table:style-name="ce1">
            <text:p>64.1</text:p>
          </table:table-cell>
          <table:table-cell table:number-columns-repeated="1637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3.5" table:style-name="ce1">
            <text:p>53.5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33.1" table:style-name="ce1">
            <text:p>33.1</text:p>
          </table:table-cell>
          <table:table-cell office:value-type="float" office:value="66.900000000000006" table:style-name="ce1">
            <text:p>66.9</text:p>
          </table:table-cell>
          <table:table-cell table:number-columns-repeated="1637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3.6" table:style-name="ce1">
            <text:p>53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41.3" table:style-name="ce1">
            <text:p>41.3</text:p>
          </table:table-cell>
          <table:table-cell office:value-type="float" office:value="58.7" table:style-name="ce1">
            <text:p>58.7</text:p>
          </table:table-cell>
          <table:table-cell table:number-columns-repeated="1637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53.9" table:style-name="ce1">
            <text:p>53.9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44.8" table:style-name="ce1">
            <text:p>44.8</text:p>
          </table:table-cell>
          <table:table-cell office:value-type="float" office:value="55.199999999999996" table:style-name="ce1">
            <text:p>55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6.0625" table:style-name="ce1">
            <text:p>46.0625</text:p>
          </table:table-cell>
          <table:table-cell office:value-type="float" office:value="7.6624999999999996" table:style-name="ce1">
            <text:p>7.6625</text:p>
          </table:table-cell>
          <table:table-cell office:value-type="float" office:value="0.05" table:style-name="ce1">
            <text:p>0.05</text:p>
          </table:table-cell>
          <table:table-cell office:value-type="float" office:value="46.225000000000001" table:style-name="ce1">
            <text:p>46.225</text:p>
          </table:table-cell>
          <table:table-cell office:value-type="float" office:value="53.724999999999994" table:style-name="ce1">
            <text:p>53.7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33M35.000S" table:style-name="ce9">
            <text:p>15:33:35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2767H34M5.000S" table:style-name="ce9">
            <text:p>15:34:05</text:p>
          </table:table-cell>
          <table:table-cell office:value-type="float" office:value="50.2" table:style-name="ce1">
            <text:p>50.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300000000000004" table:style-name="ce1">
            <text:p>61.3</text:p>
          </table:table-cell>
          <table:table-cell table:number-columns-repeated="16378"/>
        </table:table-row>
        <table:table-row table:style-name="ro1">
          <table:table-cell office:value-type="time" office:time-value="PT982767H34M35.000S" table:style-name="ce9">
            <text:p>15:34:35</text:p>
          </table:table-cell>
          <table:table-cell office:value-type="float" office:value="44.1" table:style-name="ce1">
            <text:p>44.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42.7" table:style-name="ce1">
            <text:p>42.7</text:p>
          </table:table-cell>
          <table:table-cell office:value-type="float" office:value="57.3" table:style-name="ce1">
            <text:p>57.3</text:p>
          </table:table-cell>
          <table:table-cell table:number-columns-repeated="16378"/>
        </table:table-row>
        <table:table-row table:style-name="ro1">
          <table:table-cell office:value-type="time" office:time-value="PT982767H35M5.000S" table:style-name="ce9">
            <text:p>15:35:05</text:p>
          </table:table-cell>
          <table:table-cell office:value-type="float" office:value="56.3" table:style-name="ce1">
            <text:p>56.3</text:p>
          </table:table-cell>
          <table:table-cell office:value-type="float" office:value="7" table:style-name="ce1">
            <text:p>7</text:p>
          </table:table-cell>
          <table:table-cell office:value-type="float" office:value="0.4" table:style-name="ce1">
            <text:p>0.4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3.3" table:style-name="ce1">
            <text:p>63.3</text:p>
          </table:table-cell>
          <table:table-cell table:number-columns-repeated="16378"/>
        </table:table-row>
        <table:table-row table:style-name="ro1">
          <table:table-cell office:value-type="time" office:time-value="PT982767H35M35.000S" table:style-name="ce9">
            <text:p>15:35:35</text:p>
          </table:table-cell>
          <table:table-cell office:value-type="float" office:value="51.8" table:style-name="ce1">
            <text:p>51.8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34.9" table:style-name="ce1">
            <text:p>34.9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time" office:time-value="PT982767H36M5.000S" table:style-name="ce9">
            <text:p>15:36:05</text:p>
          </table:table-cell>
          <table:table-cell office:value-type="float" office:value="52.7" table:style-name="ce1">
            <text:p>52.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1" table:style-name="ce1">
            <text:p>0.1</text:p>
          </table:table-cell>
          <table:table-cell office:value-type="float" office:value="30.3" table:style-name="ce1">
            <text:p>30.3</text:p>
          </table:table-cell>
          <table:table-cell office:value-type="float" office:value="69.599999999999994" table:style-name="ce1">
            <text:p>69.6</text:p>
          </table:table-cell>
          <table:table-cell table:number-columns-repeated="16378"/>
        </table:table-row>
        <table:table-row table:style-name="ro1">
          <table:table-cell office:value-type="time" office:time-value="PT982767H36M35.000S" table:style-name="ce9">
            <text:p>15:36:35</text:p>
          </table:table-cell>
          <table:table-cell office:value-type="float" office:value="56.5" table:style-name="ce1">
            <text:p>56.5</text:p>
          </table:table-cell>
          <table:table-cell office:value-type="float" office:value="3.9" table:style-name="ce1">
            <text:p>3.9</text:p>
          </table:table-cell>
          <table:table-cell office:value-type="float" office:value="0.2" table:style-name="ce1">
            <text:p>0.2</text:p>
          </table:table-cell>
          <table:table-cell office:value-type="float" office:value="39.5" table:style-name="ce1">
            <text:p>39.5</text:p>
          </table:table-cell>
          <table:table-cell office:value-type="float" office:value="60.4" table:style-name="ce1">
            <text:p>60.4</text:p>
          </table:table-cell>
          <table:table-cell table:number-columns-repeated="16378"/>
        </table:table-row>
        <table:table-row table:style-name="ro1">
          <table:table-cell office:value-type="time" office:time-value="PT982767H37M5.000S" table:style-name="ce9">
            <text:p>15:37:05</text:p>
          </table:table-cell>
          <table:table-cell office:value-type="float" office:value="46.3" table:style-name="ce1">
            <text:p>46.3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51.6" table:style-name="ce1">
            <text:p>51.6</text:p>
          </table:table-cell>
          <table:table-cell office:value-type="float" office:value="48.3" table:style-name="ce1">
            <text:p>48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862500000000004" table:style-name="ce1">
            <text:p>44.8625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6.6" table:style-name="ce1">
            <text:p>46.6</text:p>
          </table:table-cell>
          <table:table-cell office:value-type="float" office:value="53.312499999999993" table:style-name="ce1">
            <text:p>53.31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02:02Z</meta:creation-date>
    <dc:date>2012-02-09T11:02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